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d96" officeooo:paragraph-rsid="000f3d96"/>
    </style:style>
    <style:style style:name="P2" style:family="paragraph" style:parent-style-name="Standard">
      <style:text-properties fo:font-weight="bold" officeooo:rsid="000f3d96" officeooo:paragraph-rsid="000f3d96" style:font-weight-asian="bold" style:font-weight-complex="bold"/>
    </style:style>
    <style:style style:name="P3" style:family="paragraph" style:parent-style-name="Standard">
      <style:text-properties officeooo:rsid="000f3d96" officeooo:paragraph-rsid="000f3d96"/>
    </style:style>
    <style:style style:name="P4" style:family="paragraph" style:parent-style-name="Standard">
      <style:text-properties officeooo:rsid="000f5f53" officeooo:paragraph-rsid="000f5f5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am Call code is in the virtual environment to activate use following code for ubuntu </text:p>
      <text:p text:style-name="P4">Use in the Scam_call directory and not in scam</text:p>
      <text:p text:style-name="P1"><text:span text:style-name="T1">source scam/bin/activate</text:span> </text:p>
      <text:p text:style-name="P1"/>
      <text:p text:style-name="P1"/>
      <text:p text:style-name="P1">and to deactivate</text:p>
      <text:p text:style-name="P2">deactivate</text:p>
      <text:p text:style-name="P2"/>
      <text:p text:style-name="P2">Also use </text:p>
      <text:p text:style-name="P2"><text:span text:style-name="T2">pip install openai speechrecognition pyaudio,keyboard,setuptools</text:span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13:52:33.505020124</meta:creation-date>
    <dc:date>2024-09-01T15:51:03.277960734</dc:date>
    <meta:editing-duration>PT4M27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1" meta:paragraph-count="7" meta:word-count="37" meta:character-count="259" meta:non-whitespace-character-count="225"/>
  </office:meta>
</office:document-meta>
</file>